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941cm"/>
      <style:paragraph-properties style:writing-mode="lr-tb"/>
    </style:style>
    <style:style style:name="pr1" style:family="presentation" style:parent-style-name="BrightBlue-title">
      <style:graphic-properties fo:min-height="2.5cm"/>
      <style:paragraph-properties style:writing-mode="lr-tb"/>
    </style:style>
    <style:style style:name="pr2" style:family="presentation" style:parent-style-name="BrightBlue-subtitle">
      <style:graphic-properties draw:fill-color="#ffffff" fo:min-height="9.5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9.501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5cm" svg:x="1.4cm" svg:y="0.75cm" presentation:class="title" presentation:user-transformed="true">
          <draw:text-box>
            <text:p>Containerizing Your Dev Env</text:p>
          </draw:text-box>
        </draw:frame>
        <draw:frame presentation:style-name="pr2" draw:text-style-name="P2" draw:layer="layout" svg:width="25cm" svg:height="9.5cm" svg:x="1.5cm" svg:y="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5cm" svg:x="1.4cm" svg:y="0.75cm" presentation:class="title">
          <draw:text-box>
            <text:p>What are containers?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2">
              <text:list-item>
                <text:p>Self-contained execution environment</text:p>
              </text:list-item>
              <text:list-item>
                <text:p>Deployable package with application, dependencies, and a virtualized operating system</text:p>
              </text:list-item>
              <text:list-item>
                <text:p>Containers are not virtual machin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5cm" svg:x="1.4cm" svg:y="0.75cm" presentation:class="title">
          <draw:text-box>
            <text:p>Why use containers?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2">
              <text:list-item>
                <text:p>Straightforward deployments</text:p>
              </text:list-item>
              <text:list-item>
                <text:p>Consistent environments</text:p>
              </text:list-item>
              <text:list-item>
                <text:p>Quick to start and stop</text:p>
              </text:list-item>
              <text:list-item>
                <text:p>Conducive to “scaling out”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5cm" svg:x="1.4cm" svg:y="0.75cm" presentation:class="title">
          <draw:text-box>
            <text:p>Running a container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2">
              <text:list-item>
                <text:p>Pull an image</text:p>
                <text:list>
                  <text:list-item>
                    <text:p>docker pull docker/welcome-to-docker</text:p>
                  </text:list-item>
                </text:list>
              </text:list-item>
              <text:list-item>
                <text:p>Run the container</text:p>
                <text:list>
                  <text:list-item>
                    <text:p>docker run –name welcome -p 8090:80 -d docker/welcome-to-docker</text:p>
                  </text:list-item>
                </text:list>
              </text:list-item>
              <text:list-item>
                <text:p>It’s really that simple*</text:p>
              </text:list-item>
            </text:list>
          </draw:text-box>
        </draw:frame>
        <draw:frame draw:style-name="gr2" draw:text-style-name="P3" draw:layer="layout" svg:width="16.441cm" svg:height="0.962cm" svg:x="10.864cm" svg:y="13.97cm">
          <draw:text-box>
            <text:p><text:span text:style-name="T1">* Depending on configuration and external dependencies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5cm" svg:x="1.4cm" svg:y="0.75cm" presentation:class="title">
          <draw:text-box>
            <text:p>Running our own container</text:p>
          </draw:text-box>
        </draw:frame>
        <draw:frame presentation:style-name="pr4" draw:text-style-name="P1" draw:layer="layout" svg:width="25cm" svg:height="9.5cm" svg:x="1.5cm" svg:y="4cm" presentation:class="outline" presentation:user-transformed="true">
          <draw:text-box>
            <text:list text:style-name="L4">
              <text:list-item>
                <text:p>Create our app</text:p>
              </text:list-item>
              <text:list-item>
                <text:p>Write a Docker file</text:p>
              </text:list-item>
              <text:list-item>
                <text:p>Build the image</text:p>
              </text:list-item>
              <text:list-item>
                <text:p>Run our contain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5cm" svg:x="1.4cm" svg:y="0.75cm" presentation:class="title">
          <draw:text-box>
            <text:p>Create our app</text:p>
          </draw:text-box>
        </draw:frame>
        <draw:frame presentation:style-name="pr4" draw:text-style-name="P1" draw:layer="layout" svg:width="25cm" svg:height="9.5cm" svg:x="1.5cm" svg:y="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5cm" svg:x="1.4cm" svg:y="0.75cm" presentation:class="title">
          <draw:text-box>
            <text:p>Write a Docker file</text:p>
          </draw:text-box>
        </draw:frame>
        <draw:frame presentation:style-name="pr4" draw:text-style-name="P1" draw:layer="layout" svg:width="25cm" svg:height="9.5cm" svg:x="1.5cm" svg:y="4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5cm" svg:x="1.4cm" svg:y="0.75cm" presentation:class="title">
          <draw:text-box>
            <text:p>Build the image</text:p>
          </draw:text-box>
        </draw:frame>
        <draw:frame presentation:style-name="pr4" draw:text-style-name="P1" draw:layer="layout" svg:width="25cm" svg:height="9.5cm" svg:x="1.5cm" svg:y="4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5cm" svg:x="1.4cm" svg:y="0.75cm" presentation:class="title">
          <draw:text-box>
            <text:p>Run our container</text:p>
          </draw:text-box>
        </draw:frame>
        <draw:frame presentation:style-name="pr4" draw:text-style-name="P1" draw:layer="layout" svg:width="25cm" svg:height="9.5cm" svg:x="1.5cm" svg:y="4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hidden" draw:shadow-offset-x="0.076cm" draw:shadow-offset-y="0.076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7T09:57:36.342000000</meta:creation-date>
    <meta:editing-duration>PT1H54M2S</meta:editing-duration>
    <meta:editing-cycles>4</meta:editing-cycles>
    <meta:generator>LibreOffice/7.1.4.2$Windows_X86_64 LibreOffice_project/a529a4fab45b75fefc5b6226684193eb000654f6</meta:generator>
    <dc:title>Bright Blue</dc:title>
    <dc:date>2024-03-17T19:41:33.868000000</dc:date>
    <meta:document-statistic meta:object-count="59"/>
  </office:meta>
</office:document-meta>
</file>